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f1fb" officeooo:paragraph-rsid="0010f1fb"/>
    </style:style>
    <style:style style:name="P2" style:family="paragraph" style:parent-style-name="Standard">
      <style:text-properties officeooo:rsid="0010f1fb" officeooo:paragraph-rsid="001165ee"/>
    </style:style>
    <style:style style:name="P3" style:family="paragraph" style:parent-style-name="Standard">
      <style:text-properties officeooo:rsid="0010f1fb" officeooo:paragraph-rsid="00123bd4"/>
    </style:style>
    <style:style style:name="P4" style:family="paragraph" style:parent-style-name="Standard">
      <style:text-properties officeooo:rsid="0010f1fb" officeooo:paragraph-rsid="00166554"/>
    </style:style>
    <style:style style:name="P5" style:family="paragraph" style:parent-style-name="Standard">
      <style:text-properties officeooo:rsid="001165ee" officeooo:paragraph-rsid="001165ee"/>
    </style:style>
    <style:style style:name="P6" style:family="paragraph" style:parent-style-name="Standard">
      <style:text-properties officeooo:rsid="00123bd4" officeooo:paragraph-rsid="00123bd4"/>
    </style:style>
    <style:style style:name="P7" style:family="paragraph" style:parent-style-name="Standard">
      <style:text-properties officeooo:rsid="00123bd4" officeooo:paragraph-rsid="00166243"/>
    </style:style>
    <style:style style:name="P8" style:family="paragraph" style:parent-style-name="Standard">
      <style:paragraph-properties fo:text-align="start" style:justify-single-word="false"/>
      <style:text-properties fo:font-style="normal" officeooo:rsid="00166243" officeooo:paragraph-rsid="00166243" style:font-style-asian="normal" style:font-style-complex="normal"/>
    </style:style>
    <style:style style:name="P9" style:family="paragraph" style:parent-style-name="Standard">
      <style:text-properties officeooo:rsid="00166554" officeooo:paragraph-rsid="00166554"/>
    </style:style>
    <style:style style:name="T1" style:family="text">
      <style:text-properties officeooo:rsid="001165ee"/>
    </style:style>
    <style:style style:name="T2" style:family="text">
      <style:text-properties officeooo:rsid="00123bd4"/>
    </style:style>
    <style:style style:name="T3" style:family="text">
      <style:text-properties officeooo:rsid="0010f1fb"/>
    </style:style>
    <style:style style:name="T4" style:family="text">
      <style:text-properties officeooo:rsid="0013549a"/>
    </style:style>
    <style:style style:name="T5" style:family="text">
      <style:text-properties officeooo:rsid="0013585c"/>
    </style:style>
    <style:style style:name="T6" style:family="text">
      <style:text-properties officeooo:rsid="00154f5f"/>
    </style:style>
    <style:style style:name="T7" style:family="text">
      <style:text-properties officeooo:rsid="00166243"/>
    </style:style>
    <style:style style:name="T8" style:family="text">
      <style:text-properties officeooo:rsid="00166554"/>
    </style:style>
    <style:style style:name="T9" style:family="text">
      <style:text-properties officeooo:rsid="001695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glais</text:p>
      <text:p text:style-name="P1">330 – 350 mot</text:p>
      <text:p text:style-name="P1"/>
      <text:p text:style-name="P1">1. presentation globale du projet ()</text:p>
      <text:p text:style-name="P1">2. les technologie du projet</text:p>
      <text:p text:style-name="P1">3. quelle est le rôle dans le projet et ce que l’on a pu faire</text:p>
      <text:p text:style-name="P6">(ou on a appris les compétences)</text:p>
      <text:p text:style-name="P1"/>
      <text:p text:style-name="P1"/>
      <text:p text:style-name="P3"><text:tab/>I will <text:s/>starts to present<text:span text:style-name="T2"> university projects we have to submit. First</text:span> <text:span text:style-name="T2">I will explain the </text:span>differents part of the documen. <text:span text:style-name="T2">In the</text:span> first <text:span text:style-name="T2">part</text:span> we will discover the projects in globality. In the second part we are going to discover the technologie use<text:span text:style-name="T9">d</text:span> in this projects. <text:span text:style-name="T1">Finally we will talk about my progression and <text:s/>what I have do</text:span><text:span text:style-name="T9">ne</text:span><text:span text:style-name="T1"> in the project.</text:span></text:p>
      <text:p text:style-name="P1"/>
      <text:p text:style-name="P1"><text:tab/>First the university project we must submit, it’s project around network and telecoms and this project also includes databases and developpement. This projects will be created by group of 3 students which going to realize each part of the project. During the project we have 3 big point to create. First of them it’s the configuration of <text:span text:style-name="T1">web </text:span>server. This server must have all the modules we need to developp script and host an databases. Second point of the project we are going to create script for use the data we need in the datatbase. Third we are going to populate and manage DB. </text:p>
      <text:p text:style-name="P1"/>
      <text:p text:style-name="P4"><text:tab/><text:span text:style-name="T1">Second I will explain all the technologie, we have to use in the project to make the most succesful project. First to configure de server we have chosen apache. It’s an open souce software has been developped since 1995. Apache it’s used for the web server part. Apache have system of modules and when you need specific things for your web server you can simply install it. </text:span><text:span text:style-name="T8">Second I will talk about the creation of databases we have used MySQL. MySQL is used to save the data we will show in our page. This display will be manage by PHP script. PHP will create html page with all the data we wanted to view. This skills in PHP was learned in the first semester.</text:span></text:p>
      <text:p text:style-name="P4"/>
      <text:p text:style-name="P9"><text:tab/>Third I will talk about what is my job in the projects. My parts is consist configuring the apache server. I have to install all modules we need like sql modules and php modules. Other thing I have to create it’s an admin page. We need to write the correct password to visit the page. <text:s/>Now I have installed all the modules. I recently configured the password of the admin page. The last thing I installed it’s the module who allow to protect the server versus brute force attack.</text:p>
      <text:p text:style-name="P4"/>
      <text:p text:style-name="P4"><text:tab/><text:span text:style-name="T8">To conclude I have learned lot of things about how I can link data to web page. For my future career it’s very important. Now with this projects I can easily create my first page with databases and show it. This project make me want to create my own page with my own server.</text:span></text:p>
      <text:p text:style-name="P2"/>
      <text:p text:style-name="P2"/>
      <text:p text:style-name="P2"/>
      <text:p text:style-name="P5">-Present perfect </text:p>
      <text:p text:style-name="P5"/>
      <text:p text:style-name="P5"/>
      <text:p text:style-name="P5"/>
      <text:p text:style-name="P5"/>
      <text:p text:style-name="P5"/>
      <text:p text:style-name="P5"/>
      <text:p text:style-name="P5"/>
      <text:p text:style-name="P5"/>
      <text:p text:style-name="P5"/>
      <text:p text:style-name="P5"/>
      <text:p text:style-name="P6"><text:soft-page-break/>Sae BDD</text:p>
      <text:p text:style-name="P6"/>
      <text:p text:style-name="P3">330 – 350 mot</text:p>
      <text:p text:style-name="P3"/>
      <text:p text:style-name="P3">1. presentation globale du projet ()</text:p>
      <text:p text:style-name="P3">2. les technologie du projet</text:p>
      <text:p text:style-name="P3">3. quelle est le rôle dans le projet et ce que l’on a pu faire</text:p>
      <text:p text:style-name="P3"/>
      <text:p text:style-name="P6"><text:tab/>I will start presenting the university projects we have to submit. First I will explain the differents parts of the document. In the <text:span text:style-name="T3">first </text:span>part<text:span text:style-name="T3"> we will discover the projects in globality. In the second part we are going to discover the technologie use in this projects. </text:span><text:span text:style-name="T1">Finally we will talk about my progression and <text:s/>what I have to do in the project.</text:span></text:p>
      <text:p text:style-name="P6"/>
      <text:p text:style-name="P6"><text:tab/>First <text:span text:style-name="T4">the projects university we have to submit. It’s projects around the databases and mathematics. In this projects we have to create databases with realistic data around college. During the projects we have to create relation between the differents data and our constraint. This relation was created with script we write in postgreSQL. Things we have learned semester ago. </text:span><text:span text:style-name="T5">In the second part we will populate the databases.</text:span><text:span text:style-name="T4"> The second part of the projects consists in using data to create statistiques with python. In python we have learned to create statistics curve with librairies numpy. We will use the knowledege we have earned to use the différents data. </text:span></text:p>
      <text:p text:style-name="P6"/>
      <text:p text:style-name="P7"><text:tab/><text:span text:style-name="T6">Second we will talk about the technologie we use in the projects. The first technologies we have to use it’s postgreSQL. </text:span><text:span text:style-name="T7">PostgreSQL was an </text:span><text:span text:style-name="T8">op</text:span><text:span text:style-name="T7">en sources solution to host databases. PostgreSQL have modern fonctionality like possibility to use triggers. Trigger is the fact we can trigger action when we make action. Second we use python it’s langage of programation with python we have learned numpy it’s very usefull to create differents statistics view of our data we have.</text:span></text:p>
      <text:p text:style-name="P7"/>
      <text:p text:style-name="P7"><text:tab/><text:span text:style-name="T8">Third I will talk about our progression in the projects. We created the database with every constraint between the differents table of the database. We have also made the constraint diagram to help us to view the different constraint. Now we have an another part with the mathmatics. We have to use csv files to create statistics view of problem. We created around this data. </text:span></text:p>
      <text:p text:style-name="P7"/>
      <text:p text:style-name="P7"><text:tab/><text:span text:style-name="T8">To conclude I have learned lot of things about statistics and data managment. Numpy librairie is very powerful for every usage in maths. I think if I have project around data to manipulate I going to use this very powerful librairie. </text:span></text:p>
      <text:p text:style-name="P7"/>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1T11:44:41.051000000</meta:creation-date>
    <dc:date>2024-05-28T15:06:21.294000000</dc:date>
    <meta:editing-duration>PT23H7M41S</meta:editing-duration>
    <meta:editing-cycles>11</meta:editing-cycles>
    <meta:generator>sFree_Office_for_Docs_and_PDF/7.4.2.3$Windows_X86_64 LibreOffice_project/382eef1f22670f7f4118c8c2dd222ec7ad009daf</meta:generator>
    <meta:document-statistic meta:table-count="0" meta:image-count="0" meta:object-count="0" meta:page-count="2" meta:paragraph-count="22" meta:word-count="857" meta:character-count="4793" meta:non-whitespace-character-count="3937"/>
  </office:meta>
</office:document-meta>
</file>